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bb3a" officeooo:paragraph-rsid="0015c117"/>
    </style:style>
    <style:style style:name="P2" style:family="paragraph" style:parent-style-name="Table_20_Contents">
      <style:text-properties fo:font-weight="bold" officeooo:rsid="0018d0da" officeooo:paragraph-rsid="0018d0da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officeooo:rsid="0018d0da" officeooo:paragraph-rsid="0018d0da" style:font-weight-asian="bold" style:font-weight-complex="bold"/>
    </style:style>
    <style:style style:name="P4" style:family="paragraph" style:parent-style-name="Table_20_Contents">
      <style:text-properties fo:font-weight="normal" officeooo:rsid="0018d0da" officeooo:paragraph-rsid="0018d0da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weight="normal" officeooo:rsid="0018d0da" officeooo:paragraph-rsid="0018d0da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officeooo:rsid="00130d0d" officeooo:paragraph-rsid="00130d0d"/>
    </style:style>
    <style:style style:name="P7" style:family="paragraph" style:parent-style-name="Text_20_body">
      <style:text-properties officeooo:rsid="00130d0d" officeooo:paragraph-rsid="00130d0d"/>
    </style:style>
    <style:style style:name="P8" style:family="paragraph" style:parent-style-name="Text_20_body">
      <style:text-properties officeooo:paragraph-rsid="00130d0d"/>
    </style:style>
    <style:style style:name="P9" style:family="paragraph" style:parent-style-name="Text_20_body">
      <style:text-properties style:font-name="Liberation Sans" fo:font-size="18.2000007629395pt" fo:font-weight="bold" officeooo:rsid="00130d0d" officeooo:paragraph-rsid="00130d0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0" style:family="paragraph" style:parent-style-name="Text_20_body">
      <style:text-properties officeooo:rsid="0014bb3a" officeooo:paragraph-rsid="0014bb3a"/>
    </style:style>
    <style:style style:name="P11" style:family="paragraph" style:parent-style-name="Text_20_body">
      <style:text-properties officeooo:rsid="0014bb3a" officeooo:paragraph-rsid="00159402"/>
    </style:style>
    <style:style style:name="P12" style:family="paragraph" style:parent-style-name="Text_20_body">
      <style:text-properties officeooo:rsid="00159402" officeooo:paragraph-rsid="00159402"/>
    </style:style>
    <style:style style:name="P13" style:family="paragraph" style:parent-style-name="Heading_20_1">
      <style:text-properties officeooo:rsid="00130d0d" officeooo:paragraph-rsid="00130d0d"/>
    </style:style>
    <style:style style:name="P14" style:family="paragraph" style:parent-style-name="Heading_20_1">
      <style:text-properties style:font-name="Liberation Sans" fo:font-size="18.2000007629395pt" fo:font-weight="bold" officeooo:rsid="00130d0d" officeooo:paragraph-rsid="00130d0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5" style:family="paragraph" style:parent-style-name="Heading_20_1">
      <style:text-properties officeooo:rsid="00159402" officeooo:paragraph-rsid="00130d0d"/>
    </style:style>
    <style:style style:name="P16" style:family="paragraph" style:parent-style-name="Standard">
      <style:text-properties officeooo:rsid="0015c117" officeooo:paragraph-rsid="0015c117"/>
    </style:style>
    <style:style style:name="P17" style:family="paragraph" style:parent-style-name="Standard">
      <style:text-properties officeooo:rsid="00159402" officeooo:paragraph-rsid="0015c117"/>
    </style:style>
    <style:style style:name="P18" style:family="paragraph" style:parent-style-name="Standard">
      <style:text-properties officeooo:rsid="001c8fe7" officeooo:paragraph-rsid="001c8fe7"/>
    </style:style>
    <style:style style:name="P19" style:family="paragraph" style:parent-style-name="Standard">
      <style:text-properties officeooo:paragraph-rsid="001c8fe7"/>
    </style:style>
    <style:style style:name="P20" style:family="paragraph" style:parent-style-name="Standard">
      <style:text-properties fo:font-weight="bold" officeooo:rsid="001c8fe7" officeooo:paragraph-rsid="001c8fe7" style:font-weight-asian="bold" style:font-weight-complex="bold"/>
    </style:style>
    <style:style style:name="P21" style:family="paragraph" style:parent-style-name="Standard">
      <style:text-properties officeooo:rsid="001d43da" officeooo:paragraph-rsid="001d43da"/>
    </style:style>
    <style:style style:name="P22" style:family="paragraph" style:parent-style-name="Table_20_Contents" style:list-style-name="L1">
      <style:text-properties fo:font-weight="normal" officeooo:rsid="0018d0da" officeooo:paragraph-rsid="0018d0da" style:font-weight-asian="normal" style:font-weight-complex="normal"/>
    </style:style>
    <style:style style:name="P23" style:family="paragraph" style:parent-style-name="Table_20_Contents" style:list-style-name="L2">
      <style:text-properties fo:font-weight="normal" officeooo:rsid="0018d0da" officeooo:paragraph-rsid="0018d0da" style:font-weight-asian="normal" style:font-weight-complex="normal"/>
    </style:style>
    <style:style style:name="P24" style:family="paragraph" style:parent-style-name="Table_20_Contents" style:list-style-name="L2">
      <style:text-properties fo:font-weight="normal" officeooo:rsid="0018d0da" officeooo:paragraph-rsid="001a970d" style:font-weight-asian="normal" style:font-weight-complex="normal"/>
    </style:style>
    <style:style style:name="P25" style:family="paragraph" style:parent-style-name="Table_20_Contents" style:list-style-name="L3">
      <style:text-properties fo:font-weight="normal" officeooo:rsid="0018d0da" officeooo:paragraph-rsid="0018d0da" style:font-weight-asian="normal" style:font-weight-complex="normal"/>
    </style:style>
    <style:style style:name="P26" style:family="paragraph" style:parent-style-name="Table_20_Contents" style:list-style-name="L3">
      <style:text-properties fo:font-weight="normal" officeooo:rsid="0018d0da" officeooo:paragraph-rsid="001a970d" style:font-weight-asian="normal" style:font-weight-complex="normal"/>
    </style:style>
    <style:style style:name="P27" style:family="paragraph" style:parent-style-name="Table_20_Contents" style:list-style-name="L4">
      <style:text-properties fo:font-weight="normal" officeooo:rsid="0018d0da" officeooo:paragraph-rsid="001a970d" style:font-weight-asian="normal" style:font-weight-complex="normal"/>
    </style:style>
    <style:style style:name="P28" style:family="paragraph" style:parent-style-name="Table_20_Contents" style:list-style-name="L2">
      <style:text-properties fo:font-weight="normal" officeooo:rsid="001a970d" officeooo:paragraph-rsid="001a970d" style:font-weight-asian="normal" style:font-weight-complex="normal"/>
    </style:style>
    <style:style style:name="P29" style:family="paragraph" style:parent-style-name="Table_20_Contents" style:list-style-name="L4">
      <style:text-properties fo:font-weight="normal" officeooo:rsid="001a970d" officeooo:paragraph-rsid="001a970d" style:font-weight-asian="normal" style:font-weight-complex="normal"/>
    </style:style>
    <style:style style:name="P30" style:family="paragraph" style:parent-style-name="Text_20_body">
      <style:text-properties style:font-name="Liberation Sans" fo:font-size="18.2000007629395pt" fo:font-weight="bold" officeooo:rsid="00130d0d" officeooo:paragraph-rsid="00130d0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1" style:family="paragraph" style:parent-style-name="Text_20_body">
      <style:text-properties style:font-name="Liberation Sans" fo:font-size="18.2000007629395pt" fo:font-weight="bold" officeooo:rsid="00130d0d" officeooo:paragraph-rsid="001c8fe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" style:family="text">
      <style:text-properties officeooo:rsid="0014bb3a"/>
    </style:style>
    <style:style style:name="T2" style:family="text">
      <style:text-properties officeooo:rsid="00159402"/>
    </style:style>
    <style:style style:name="T3" style:family="text">
      <style:text-properties officeooo:rsid="0015c117"/>
    </style:style>
    <style:style style:name="T4" style:family="text">
      <style:text-properties officeooo:rsid="00197d90"/>
    </style:style>
    <style:style style:name="T5" style:family="text">
      <style:text-properties officeooo:rsid="001a970d"/>
    </style:style>
    <style:style style:name="T6" style:family="text">
      <style:text-properties officeooo:rsid="001b41ef"/>
    </style:style>
    <style:style style:name="T7" style:family="text">
      <style:text-properties officeooo:rsid="001c8fe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d43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Habarusite</text:p>
      <text:p text:style-name="Subtitle">Project Proposal</text:p>
      <text:p text:style-name="Text_20_body"/>
      <text:p text:style-name="Text_20_body"/>
      <text:p text:style-name="Text_20_body"><text:s text:c="106"/></text:p>
      <text:p text:style-name="Text_20_body"/>
      <text:p text:style-name="Text_20_body"/>
      <text:p text:style-name="P6">Written By: Sunaid</text:p>
      <text:p text:style-name="P6">In Completion of Project A</text:p>
      <text:p text:style-name="P6">10-09-2021</text:p>
      <text:p text:style-name="P6">Clique College</text:p>
      <text:p text:style-name="P6">Male’ Republic of Maldiv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3" text:outline-level="1"><text:bookmark-start text:name="__DdeLink__0_719999415"/><text:soft-page-break/>Introduction<text:bookmark-end text:name="__DdeLink__0_719999415"/></text:h>
      <text:p text:style-name="P8"/>
      <text:p text:style-name="P7">News is the primary method of dissemation of information among communities. News has a central authority in society as a means of being informed of what is happening.</text:p>
      <text:p text:style-name="P7"><text:line-break/>The dissemation of information in the past consisted of spoken news, as seen in</text:p>
      <text:p text:style-name="P7"/>
      <text:p text:style-name="P7">Written forms of news was seen which allowed the recording of such news that can be dissemated as physical and tangible assets.</text:p>
      <text:p text:style-name="P7"/>
      <text:p text:style-name="P7">The Internet revolutionized the concept of the <text:span text:style-name="T1">news dissemation via. The internet.</text:span></text:p>
      <text:p text:style-name="P7"/>
      <text:p text:style-name="P10">Reduction of the costs of Hosting was a major contributor to the private sector’s participation on the internet</text:p>
      <text:p text:style-name="P10"/>
      <text:p text:style-name="P10">News websites are a common gateway for news organizations to broadcast news to the general public, </text:p>
      <text:p text:style-name="P10"/>
      <text:p text:style-name="P10">Web 2.0 has made it possible for News websites to be interactive with its users. Allowing users of the website to comment and give their opinion on the articles. </text:p>
      <text:p text:style-name="P10"/>
      <text:p text:style-name="P8"><text:s text:c="86"/></text:p>
      <text:p text:style-name="P8"/>
      <text:p text:style-name="P8"/>
      <text:h text:style-name="P13" text:outline-level="1">Problem Statement</text:h>
      <text:p text:style-name="P8"/>
      <text:p text:style-name="P8"/>
      <text:p text:style-name="P10">As News websites are the primary method of news brodcasting, The end-user is overwhelmed by the sheer number of news content,</text:p>
      <text:p text:style-name="P8"/>
      <text:p text:style-name="P12">Researchers dubb this information fatigue. </text:p>
      <text:p text:style-name="P8"/>
      <text:p text:style-name="P12"><text:soft-page-break/>While news websites cover news articles based on their own coverage descions. These coverages are often </text:p>
      <text:p text:style-name="P11"/>
      <text:p text:style-name="P10"/>
      <text:p text:style-name="P10"/>
      <text:h text:style-name="P15" text:outline-level="1"/>
      <text:p text:style-name="P9"/>
      <text:p text:style-name="P9"/>
      <text:h text:style-name="P14" text:outline-level="1">Proposed Solution</text:h>
      <text:p text:style-name="P9"/>
      <text:p text:style-name="P1">A web application was designed to address the problems identified in the proposal. <text:span text:style-name="T2">The application (hereby referred to Habarusite), is an Article Management System that allows individuals to view, </text:span><text:span text:style-name="T3">Comment and Report</text:span><text:span text:style-name="T2"> News Articles </text:span><text:span text:style-name="T3">and other content that is written in comments.</text:span></text:p>
      <text:p text:style-name="P1"><text:span text:style-name="T2"><text:line-break/></text:span><text:span text:style-name="T3">The System also has dedicated Dashboards for Writers and Administrators to manage content of the News Websites and other informations of the News Website.</text:span></text:p>
      <text:p text:style-name="P1"/>
      <text:p text:style-name="P16">The project is designed using PHP7 (OOP + PDO) <text:s/>for its backend with a Frontend designed using mdBootstrap 4 and Bootstrap 5.</text:p>
      <text:p text:style-name="P17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SWOT Analysis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Line94119996944544">
          <table:table-cell table:style-name="Table1.A1" office:value-type="string">
            <text:p text:style-name="P2">Specification:</text:p>
            <text:p text:style-name="P4"/>
            <text:list xml:id="list4027752282" text:style-name="L1">
              <text:list-item>
                <text:p text:style-name="P22">Web Application designed using PHP7 with Object Oriented PHP and PHP Data Objects.</text:p>
              </text:list-item>
              <text:list-item>
                <text:p text:style-name="P22">Frontend Designed using mdBootstrap 4 and Bootstrap 5</text:p>
              </text:list-item>
              <text:list-item>
                <text:p text:style-name="P22">MariaDB Database for Data Management</text:p>
              </text:list-item>
              <text:list-item>
                <text:p text:style-name="P22">Released as a Free and Open Source application under the GNU GPL 3.0</text:p>
              </text:list-item>
              <text:list-item>
                <text:p text:style-name="P22">Licensing allows third-party upgrading to tailor the project to specific client requirements</text:p>
                <text:p text:style-name="P22"><text:s text:c="55"/></text:p>
              </text:list-item>
            </text:list>
            <text:p text:style-name="P4"><text:s text:c="34"/></text:p>
            <text:p text:style-name="P4"/>
            <text:p text:style-name="P4"/>
          </table:table-cell>
          <table:table-cell table:style-name="Table1.B1" office:value-type="string">
            <text:p text:style-name="P2">Weaknesses:</text:p>
            <text:p text:style-name="P4"/>
            <text:list xml:id="list3645409238" text:style-name="L2">
              <text:list-item>
                <text:p text:style-name="P23"><text:span text:style-name="T4">Designed with</text:span> Vanilla PHP<text:span text:style-name="T4">7</text:span></text:p>
              </text:list-item>
              <text:list-item>
                <text:p text:style-name="P23">Uses Legacy <text:span text:style-name="T5">Jquery framework.</text:span></text:p>
              </text:list-item>
              <text:list-item>
                <text:p text:style-name="P24"><text:span text:style-name="T5">Application</text:span> <text:span text:style-name="T4">only </text:span>Supports English language</text:p>
              </text:list-item>
              <text:list-item>
                <text:p text:style-name="P28">A basic comment section.</text:p>
                <text:p text:style-name="P24"><text:s text:c="30"/></text:p>
                <text:p text:style-name="P24"><text:s text:c="39"/></text:p>
              </text:list-item>
            </text:list>
            <text:p text:style-name="P4"/>
            <text:p text:style-name="P5"><text:s text:c="13"/></text:p>
          </table:table-cell>
        </table:table-row>
        <table:table-row table:style-name="TableLine94120032387104">
          <table:table-cell table:style-name="Table1.A2" office:value-type="string">
            <text:p text:style-name="P2">Oppurtunity:</text:p>
            <text:p text:style-name="P4"/>
            <text:list xml:id="list3593714629" text:style-name="L3">
              <text:list-item>
                <text:p text:style-name="P25">Timelines allow administrators to catergorize on news article. </text:p>
              </text:list-item>
              <text:list-item>
                <text:p text:style-name="P25">Potential to develop a Community around the site.</text:p>
              </text:list-item>
              <text:list-item>
                <text:p text:style-name="P26"><text:span text:style-name="T4">Can integrate with a clients own FTP servers to host images.</text:span> <text:s text:c="29"/></text:p>
              </text:list-item>
            </text:list>
            <text:p text:style-name="P4"><text:s text:c="57"/></text:p>
            <text:p text:style-name="P4"/>
          </table:table-cell>
          <table:table-cell table:style-name="Table1.B2" office:value-type="string">
            <text:p text:style-name="P2">Threats:</text:p>
            <text:p text:style-name="P4"><text:s text:c="18"/></text:p>
            <text:list xml:id="list2705570626" text:style-name="L4">
              <text:list-item>
                <text:p text:style-name="P27"><text:span text:style-name="T5">Limited functionalities than</text:span><text:span text:style-name="T4"> current competitors.</text:span></text:p>
              </text:list-item>
              <text:list-item>
                <text:p text:style-name="P29"><text:span text:style-name="T6">Codebase of </text:span>Vanilla PHP has a high likehood of introducing bugs.</text:p>
                <text:p text:style-name="P27"><text:s text:c="16"/></text:p>
                <text:p text:style-name="P27"><text:s text:c="16"/></text:p>
              </text:list-item>
            </text:list>
            <text:p text:style-name="P3"><text:s text:c="5"/></text:p>
          </table:table-cell>
        </table:table-row>
      </table:table>
      <text:p text:style-name="Standard"/>
      <text:p text:style-name="Standard"><text:s text:c="107"/></text:p>
      <text:p text:style-name="Standard"><text:s text:c="56"/></text:p>
      <text:p text:style-name="Standard"/>
      <text:p text:style-name="P31">Feasibility Study </text:p>
      <text:p text:style-name="P31"/>
      <text:p text:style-name="P31">Time</text:p>
      <text:p text:style-name="Standard"/>
      <text:p text:style-name="P18"><text:span text:style-name="T8">What::</text:span> <text:s text:c="30"/></text:p>
      <text:p text:style-name="P18"/>
      <text:p text:style-name="P20">When::</text:p>
      <text:p text:style-name="P18"/>
      <text:p text:style-name="P20">Why::</text:p>
      <text:p text:style-name="P18"/>
      <text:p text:style-name="P19"><text:soft-page-break/>A time feasibility study takes into account the period needed to complete the project. It is a measure of the reasonability of a project and thus determines whether the deadline is desirable or mandatory or not.</text:p>
      <text:p text:style-name="P18"/>
      <text:p text:style-name="P18"/>
      <text:p text:style-name="P20">How::</text:p>
      <text:p text:style-name="P18"/>
      <text:p text:style-name="P18"/>
      <text:p text:style-name="Standard"/>
      <text:h text:style-name="Heading_20_2" text:outline-level="2">Scope <text:span text:style-name="T7">of Software</text:span></text:h>
      <text:p text:style-name="Standard"/>
      <text:p text:style-name="P18">Habarusite is </text:p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DdeLink__3_719999415"/>Gantt Chart<text:bookmark-end text:name="__DdeLink__3_719999415"/></text:h>
      <text:p text:style-name="Standard"/>
      <text:p text:style-name="Standard"/>
      <text:p text:style-name="Standard"/>
      <text:p text:style-name="Standard"/>
      <text:p text:style-name="Standard"/>
      <text:p text:style-name="P9">SDLC</text:p>
      <text:p text:style-name="Standard"/>
      <text:p text:style-name="P18">Software Development Life Cycles (SDLC) are a methodological approach for the development of softwares. </text:p>
      <text:p text:style-name="P18"/>
      <text:p text:style-name="P18">Software Development Life Cycles are comprised of mult<text:span text:style-name="T9">ple types</text:span></text:p>
      <text:p text:style-name="P18"/>
      <text:p text:style-name="P21">Waterfall Model:</text:p>
      <text:p text:style-name="P21"/>
      <text:p text:style-name="P21">Agile Model:</text:p>
      <text:p text:style-name="P21"/>
      <text:p text:style-name="P21">Bigbang Model: <text:s text:c="69"/></text:p>
      <text:p text:style-name="P21"/>
      <text:p text:style-name="P21">Spiral Model:</text:p>
      <text:p text:style-name="P21"/>
      <text:p text:style-name="P21">V Model:</text:p>
      <text:p text:style-name="P21"/>
      <text:p text:style-name="P21"/>
      <text:p text:style-name="P21">For this Project, The Waterfall Model was selected.</text:p>
      <text:p text:style-name="P18"/>
      <text:p text:style-name="P18"/>
      <text:p text:style-name="Standard"/>
      <text:p text:style-name="Standard"/>
      <text:p text:style-name="P9">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18:12:15.391340199</meta:creation-date>
    <dc:date>2021-12-19T02:47:09.387509366</dc:date>
    <meta:editing-duration>PT21M59S</meta:editing-duration>
    <meta:editing-cycles>5</meta:editing-cycles>
    <meta:generator>LibreOffice/7.0.6.2$Linux_X86_64 LibreOffice_project/00$Build-2</meta:generator>
    <meta:document-statistic meta:table-count="1" meta:image-count="0" meta:object-count="0" meta:page-count="5" meta:paragraph-count="77" meta:word-count="517" meta:character-count="4014" meta:non-whitespace-character-count="2792"/>
  </office:meta>
</office:document-meta>
</file>